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Acoes novas</text:p>
          </table:table-cell>
          <table:table-cell table:number-columns-repeated="2"/>
          <table:table-cell office:value-type="string">
            <text:p>Acoes velha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op 5</text:p>
          </table:table-cell>
          <table:table-cell office:value-type="string">
            <text:p>Stop 10</text:p>
          </table:table-cell>
          <table:table-cell/>
          <table:table-cell office:value-type="string">
            <text:p>Stop 5</text:p>
          </table:table-cell>
          <table:table-cell office:value-type="string">
            <text:p>Stop 10</text:p>
          </table:table-cell>
          <table:table-cell office:value-type="string">
            <text:p>Filtradas</text:p>
          </table:table-cell>
          <table:table-cell office:value-type="string">
            <text:p>Filtradas 2</text:p>
          </table:table-cell>
          <table:table-cell office:value-type="string">
            <text:p>Filtradas 3</text:p>
          </table:table-cell>
          <table:table-cell office:value-type="string">
            <text:p>Filtradas 4</text:p>
          </table:table-cell>
          <table:table-cell office:value-type="string">
            <text:p>Filtradas 5</text:p>
          </table:table-cell>
        </table:table-row>
        <table:table-row table:style-name="ro2">
          <table:table-cell/>
          <table:table-cell office:value-type="float" office:value="37184.48">
            <text:p>37184.48</text:p>
          </table:table-cell>
          <table:table-cell office:value-type="float" office:value="36040.56">
            <text:p>36040.56</text:p>
          </table:table-cell>
          <table:table-cell/>
          <table:table-cell office:value-type="float" office:value="40769.01">
            <text:p>40769.01</text:p>
          </table:table-cell>
          <table:table-cell office:value-type="float" office:value="37171.71">
            <text:p>37171.71</text:p>
          </table:table-cell>
          <table:table-cell office:value-type="float" office:value="45721.93">
            <text:p>45721.93</text:p>
          </table:table-cell>
          <table:table-cell office:value-type="float" office:value="42458.65">
            <text:p>42458.65</text:p>
          </table:table-cell>
          <table:table-cell office:value-type="float" office:value="44004.33">
            <text:p>44004.33</text:p>
          </table:table-cell>
          <table:table-cell office:value-type="float" office:value="43941.42">
            <text:p>43941.42</text:p>
          </table:table-cell>
          <table:table-cell office:value-type="float" office:value="42068.26">
            <text:p>42068.26</text:p>
          </table:table-cell>
        </table:table-row>
        <table:table-row table:style-name="ro2">
          <table:table-cell/>
          <table:table-cell office:value-type="float" office:value="34867.12">
            <text:p>34867.12</text:p>
          </table:table-cell>
          <table:table-cell office:value-type="float" office:value="35041.8">
            <text:p>35041.8</text:p>
          </table:table-cell>
          <table:table-cell/>
          <table:table-cell office:value-type="float" office:value="38127.34">
            <text:p>38127.34</text:p>
          </table:table-cell>
          <table:table-cell office:value-type="float" office:value="32449.21">
            <text:p>32449.21</text:p>
          </table:table-cell>
          <table:table-cell office:value-type="float" office:value="41777.74">
            <text:p>41777.74</text:p>
          </table:table-cell>
          <table:table-cell office:value-type="float" office:value="41700.51">
            <text:p>41700.51</text:p>
          </table:table-cell>
          <table:table-cell office:value-type="float" office:value="43640.91">
            <text:p>43640.91</text:p>
          </table:table-cell>
          <table:table-cell office:value-type="float" office:value="45101.91">
            <text:p>45101.91</text:p>
          </table:table-cell>
          <table:table-cell office:value-type="float" office:value="42211.17">
            <text:p>42211.17</text:p>
          </table:table-cell>
        </table:table-row>
        <table:table-row table:style-name="ro2">
          <table:table-cell/>
          <table:table-cell office:value-type="float" office:value="41175.53">
            <text:p>41175.53</text:p>
          </table:table-cell>
          <table:table-cell office:value-type="float" office:value="40616.9">
            <text:p>40616.9</text:p>
          </table:table-cell>
          <table:table-cell/>
          <table:table-cell office:value-type="float" office:value="34300.77">
            <text:p>34300.77</text:p>
          </table:table-cell>
          <table:table-cell office:value-type="float" office:value="31169.7">
            <text:p>31169.7</text:p>
          </table:table-cell>
          <table:table-cell table:number-columns-repeated="2" office:value-type="float" office:value="37713.51">
            <text:p>37713.51</text:p>
          </table:table-cell>
          <table:table-cell office:value-type="float" office:value="44145.81">
            <text:p>44145.81</text:p>
          </table:table-cell>
          <table:table-cell office:value-type="float" office:value="44287.96">
            <text:p>44287.96</text:p>
          </table:table-cell>
          <table:table-cell office:value-type="float" office:value="43283.41">
            <text:p>43283.41</text:p>
          </table:table-cell>
        </table:table-row>
        <table:table-row table:style-name="ro2">
          <table:table-cell/>
          <table:table-cell office:value-type="float" office:value="39653.74">
            <text:p>39653.74</text:p>
          </table:table-cell>
          <table:table-cell office:value-type="float" office:value="42474.52">
            <text:p>42474.52</text:p>
          </table:table-cell>
          <table:table-cell/>
          <table:table-cell office:value-type="float" office:value="34312.38">
            <text:p>34312.38</text:p>
          </table:table-cell>
          <table:table-cell office:value-type="float" office:value="31191.54">
            <text:p>31191.54</text:p>
          </table:table-cell>
          <table:table-cell table:number-columns-repeated="2" office:value-type="float" office:value="37498.86">
            <text:p>37498.86</text:p>
          </table:table-cell>
          <table:table-cell office:value-type="float" office:value="44138.68">
            <text:p>44138.68</text:p>
          </table:table-cell>
          <table:table-cell office:value-type="float" office:value="44738.26">
            <text:p>44738.26</text:p>
          </table:table-cell>
          <table:table-cell office:value-type="float" office:value="43110.06">
            <text:p>43110.06</text:p>
          </table:table-cell>
        </table:table-row>
        <table:table-row table:style-name="ro2">
          <table:table-cell/>
          <table:table-cell office:value-type="float" office:value="35860.12">
            <text:p>35860.12</text:p>
          </table:table-cell>
          <table:table-cell office:value-type="float" office:value="36474.26">
            <text:p>36474.26</text:p>
          </table:table-cell>
          <table:table-cell/>
          <table:table-cell office:value-type="float" office:value="38397.95">
            <text:p>38397.95</text:p>
          </table:table-cell>
          <table:table-cell office:value-type="float" office:value="32502.59">
            <text:p>32502.59</text:p>
          </table:table-cell>
          <table:table-cell office:value-type="float" office:value="42894.01">
            <text:p>42894.01</text:p>
          </table:table-cell>
          <table:table-cell office:value-type="float" office:value="43294.65">
            <text:p>43294.65</text:p>
          </table:table-cell>
          <table:table-cell office:value-type="float" office:value="41031.68">
            <text:p>41031.68</text:p>
          </table:table-cell>
          <table:table-cell office:value-type="float" office:value="44349.92">
            <text:p>44349.92</text:p>
          </table:table-cell>
          <table:table-cell office:value-type="float" office:value="43927.36">
            <text:p>43927.36</text:p>
          </table:table-cell>
        </table:table-row>
        <table:table-row table:style-name="ro2">
          <table:table-cell/>
          <table:table-cell office:value-type="float" office:value="34945.81">
            <text:p>34945.81</text:p>
          </table:table-cell>
          <table:table-cell office:value-type="float" office:value="35778.53">
            <text:p>35778.53</text:p>
          </table:table-cell>
          <table:table-cell/>
          <table:table-cell office:value-type="float" office:value="37453.72">
            <text:p>37453.72</text:p>
          </table:table-cell>
          <table:table-cell office:value-type="float" office:value="32193.05">
            <text:p>32193.05</text:p>
          </table:table-cell>
          <table:table-cell office:value-type="float" office:value="42898.66">
            <text:p>42898.66</text:p>
          </table:table-cell>
          <table:table-cell office:value-type="float" office:value="43581.11">
            <text:p>43581.11</text:p>
          </table:table-cell>
          <table:table-cell office:value-type="float" office:value="41220.87">
            <text:p>41220.87</text:p>
          </table:table-cell>
          <table:table-cell office:value-type="float" office:value="44761.03">
            <text:p>44761.03</text:p>
          </table:table-cell>
          <table:table-cell office:value-type="float" office:value="45207.51">
            <text:p>45207.51</text:p>
          </table:table-cell>
        </table:table-row>
        <table:table-row table:style-name="ro2">
          <table:table-cell/>
          <table:table-cell office:value-type="float" office:value="35251.66">
            <text:p>35251.66</text:p>
          </table:table-cell>
          <table:table-cell office:value-type="float" office:value="36666.86">
            <text:p>36666.86</text:p>
          </table:table-cell>
          <table:table-cell/>
          <table:table-cell office:value-type="float" office:value="33169.1">
            <text:p>33169.1</text:p>
          </table:table-cell>
          <table:table-cell office:value-type="float" office:value="30334.44">
            <text:p>30334.44</text:p>
          </table:table-cell>
          <table:table-cell table:number-columns-repeated="2" office:value-type="float" office:value="37280.9">
            <text:p>37280.9</text:p>
          </table:table-cell>
          <table:table-cell office:value-type="float" office:value="43831.36">
            <text:p>43831.36</text:p>
          </table:table-cell>
          <table:table-cell office:value-type="float" office:value="41017.99">
            <text:p>41017.99</text:p>
          </table:table-cell>
          <table:table-cell office:value-type="float" office:value="40041.98">
            <text:p>40041.98</text:p>
          </table:table-cell>
        </table:table-row>
        <table:table-row table:style-name="ro2">
          <table:table-cell/>
          <table:table-cell office:value-type="float" office:value="43384.03">
            <text:p>43384.03</text:p>
          </table:table-cell>
          <table:table-cell office:value-type="float" office:value="42519.59">
            <text:p>42519.59</text:p>
          </table:table-cell>
          <table:table-cell/>
          <table:table-cell office:value-type="float" office:value="34254.71">
            <text:p>34254.71</text:p>
          </table:table-cell>
          <table:table-cell office:value-type="float" office:value="31933.84">
            <text:p>31933.84</text:p>
          </table:table-cell>
          <table:table-cell table:number-columns-repeated="2" office:value-type="float" office:value="35887.37">
            <text:p>35887.37</text:p>
          </table:table-cell>
          <table:table-cell office:value-type="float" office:value="42016.93">
            <text:p>42016.93</text:p>
          </table:table-cell>
          <table:table-cell office:value-type="float" office:value="42170.34">
            <text:p>42170.34</text:p>
          </table:table-cell>
          <table:table-cell office:value-type="float" office:value="41051.65">
            <text:p>41051.65</text:p>
          </table:table-cell>
        </table:table-row>
        <table:table-row table:style-name="ro2">
          <table:table-cell/>
          <table:table-cell office:value-type="float" office:value="36734.87">
            <text:p>36734.87</text:p>
          </table:table-cell>
          <table:table-cell office:value-type="float" office:value="37682.59">
            <text:p>37682.59</text:p>
          </table:table-cell>
          <table:table-cell/>
          <table:table-cell office:value-type="float" office:value="37354.39">
            <text:p>37354.39</text:p>
          </table:table-cell>
          <table:table-cell office:value-type="float" office:value="35483.85">
            <text:p>35483.85</text:p>
          </table:table-cell>
          <table:table-cell office:value-type="float" office:value="37525.22">
            <text:p>37525.22</text:p>
          </table:table-cell>
          <table:table-cell office:value-type="float" office:value="34097.69">
            <text:p>34097.69</text:p>
          </table:table-cell>
          <table:table-cell office:value-type="float" office:value="37620.4">
            <text:p>37620.4</text:p>
          </table:table-cell>
          <table:table-cell office:value-type="float" office:value="39168.13">
            <text:p>39168.13</text:p>
          </table:table-cell>
          <table:table-cell office:value-type="float" office:value="41583.98">
            <text:p>41583.98</text:p>
          </table:table-cell>
        </table:table-row>
        <table:table-row table:style-name="ro2">
          <table:table-cell/>
          <table:table-cell office:value-type="float" office:value="33147.86">
            <text:p>33147.86</text:p>
          </table:table-cell>
          <table:table-cell office:value-type="float" office:value="36653.32">
            <text:p>36653.32</text:p>
          </table:table-cell>
          <table:table-cell/>
          <table:table-cell office:value-type="float" office:value="38092.83">
            <text:p>38092.83</text:p>
          </table:table-cell>
          <table:table-cell office:value-type="float" office:value="35788.31">
            <text:p>35788.31</text:p>
          </table:table-cell>
          <table:table-cell office:value-type="float" office:value="38556.08">
            <text:p>38556.08</text:p>
          </table:table-cell>
          <table:table-cell office:value-type="float" office:value="33312.72">
            <text:p>33312.72</text:p>
          </table:table-cell>
          <table:table-cell office:value-type="float" office:value="38366.03">
            <text:p>38366.03</text:p>
          </table:table-cell>
          <table:table-cell office:value-type="float" office:value="42257.4">
            <text:p>42257.4</text:p>
          </table:table-cell>
          <table:table-cell office:value-type="float" office:value="44851.7">
            <text:p>44851.7</text:p>
          </table:table-cell>
        </table:table-row>
        <table:table-row table:style-name="ro2">
          <table:table-cell/>
          <table:table-cell office:value-type="float" office:value="33793.28">
            <text:p>33793.28</text:p>
          </table:table-cell>
          <table:table-cell office:value-type="float" office:value="29704.79">
            <text:p>29704.79</text:p>
          </table:table-cell>
          <table:table-cell/>
          <table:table-cell office:value-type="float" office:value="36182.07">
            <text:p>36182.07</text:p>
          </table:table-cell>
          <table:table-cell office:value-type="float" office:value="34750">
            <text:p>34750</text:p>
          </table:table-cell>
          <table:table-cell office:value-type="float" office:value="35871.47">
            <text:p>35871.47</text:p>
          </table:table-cell>
          <table:table-cell office:value-type="float" office:value="33020.89">
            <text:p>33020.89</text:p>
          </table:table-cell>
          <table:table-cell office:value-type="float" office:value="37980.46">
            <text:p>37980.46</text:p>
          </table:table-cell>
          <table:table-cell office:value-type="float" office:value="38424.72">
            <text:p>38424.72</text:p>
          </table:table-cell>
          <table:table-cell office:value-type="float" office:value="39180.21">
            <text:p>39180.21</text:p>
          </table:table-cell>
        </table:table-row>
        <table:table-row table:style-name="ro2">
          <table:table-cell/>
          <table:table-cell office:value-type="float" office:value="35877.69">
            <text:p>35877.69</text:p>
          </table:table-cell>
          <table:table-cell office:value-type="float" office:value="30343.55">
            <text:p>30343.55</text:p>
          </table:table-cell>
          <table:table-cell/>
          <table:table-cell office:value-type="float" office:value="36551.66">
            <text:p>36551.66</text:p>
          </table:table-cell>
          <table:table-cell office:value-type="float" office:value="35139.21">
            <text:p>35139.21</text:p>
          </table:table-cell>
          <table:table-cell office:value-type="float" office:value="36411.44">
            <text:p>36411.44</text:p>
          </table:table-cell>
          <table:table-cell office:value-type="float" office:value="33476.87">
            <text:p>33476.87</text:p>
          </table:table-cell>
          <table:table-cell office:value-type="float" office:value="38385.08">
            <text:p>38385.08</text:p>
          </table:table-cell>
          <table:table-cell office:value-type="float" office:value="40194.55">
            <text:p>40194.55</text:p>
          </table:table-cell>
          <table:table-cell office:value-type="float" office:value="39789.27">
            <text:p>39789.27</text:p>
          </table:table-cell>
        </table:table-row>
        <table:table-row table:style-name="ro2">
          <table:table-cell/>
          <table:table-cell office:value-type="float" office:value="36848.8">
            <text:p>36848.8</text:p>
          </table:table-cell>
          <table:table-cell office:value-type="float" office:value="40083.95">
            <text:p>40083.95</text:p>
          </table:table-cell>
          <table:table-cell/>
          <table:table-cell office:value-type="float" office:value="38090.71">
            <text:p>38090.71</text:p>
          </table:table-cell>
          <table:table-cell office:value-type="float" office:value="35930.23">
            <text:p>35930.23</text:p>
          </table:table-cell>
          <table:table-cell office:value-type="float" office:value="38116.05">
            <text:p>38116.05</text:p>
          </table:table-cell>
          <table:table-cell office:value-type="float" office:value="34549.48">
            <text:p>34549.48</text:p>
          </table:table-cell>
          <table:table-cell office:value-type="float" office:value="38008.12">
            <text:p>38008.12</text:p>
          </table:table-cell>
          <table:table-cell office:value-type="float" office:value="39437.92">
            <text:p>39437.92</text:p>
          </table:table-cell>
          <table:table-cell office:value-type="float" office:value="41732.69">
            <text:p>41732.69</text:p>
          </table:table-cell>
        </table:table-row>
        <table:table-row table:style-name="ro2">
          <table:table-cell/>
          <table:table-cell office:value-type="float" office:value="35770.46">
            <text:p>35770.46</text:p>
          </table:table-cell>
          <table:table-cell office:value-type="float" office:value="38099.49">
            <text:p>38099.49</text:p>
          </table:table-cell>
          <table:table-cell/>
          <table:table-cell office:value-type="float" office:value="38476.01">
            <text:p>38476.01</text:p>
          </table:table-cell>
          <table:table-cell office:value-type="float" office:value="35844.4">
            <text:p>35844.4</text:p>
          </table:table-cell>
          <table:table-cell office:value-type="float" office:value="38801.84">
            <text:p>38801.84</text:p>
          </table:table-cell>
          <table:table-cell office:value-type="float" office:value="33565.18">
            <text:p>33565.18</text:p>
          </table:table-cell>
          <table:table-cell office:value-type="float" office:value="37951.77">
            <text:p>37951.77</text:p>
          </table:table-cell>
          <table:table-cell office:value-type="float" office:value="41924.16">
            <text:p>41924.16</text:p>
          </table:table-cell>
          <table:table-cell office:value-type="float" office:value="45091.54">
            <text:p>45091.54</text:p>
          </table:table-cell>
        </table:table-row>
        <table:table-row table:style-name="ro2">
          <table:table-cell/>
          <table:table-cell office:value-type="float" office:value="33724">
            <text:p>33724</text:p>
          </table:table-cell>
          <table:table-cell office:value-type="float" office:value="30983.87">
            <text:p>30983.87</text:p>
          </table:table-cell>
          <table:table-cell/>
          <table:table-cell office:value-type="float" office:value="38735.34">
            <text:p>38735.34</text:p>
          </table:table-cell>
          <table:table-cell office:value-type="float" office:value="37121.47">
            <text:p>37121.47</text:p>
          </table:table-cell>
          <table:table-cell office:value-type="float" office:value="32288.32">
            <text:p>32288.32</text:p>
          </table:table-cell>
          <table:table-cell office:value-type="float" office:value="33033.73">
            <text:p>33033.73</text:p>
          </table:table-cell>
          <table:table-cell office:value-type="float" office:value="34145.13">
            <text:p>34145.13</text:p>
          </table:table-cell>
          <table:table-cell office:value-type="float" office:value="38207.17">
            <text:p>38207.17</text:p>
          </table:table-cell>
          <table:table-cell office:value-type="float" office:value="37116.18">
            <text:p>37116.18</text:p>
          </table:table-cell>
        </table:table-row>
        <table:table-row table:style-name="ro2">
          <table:table-cell/>
          <table:table-cell office:value-type="float" office:value="34248.89">
            <text:p>34248.89</text:p>
          </table:table-cell>
          <table:table-cell office:value-type="float" office:value="29085.75">
            <text:p>29085.75</text:p>
          </table:table-cell>
          <table:table-cell/>
          <table:table-cell office:value-type="float" office:value="40896.51">
            <text:p>40896.51</text:p>
          </table:table-cell>
          <table:table-cell office:value-type="float" office:value="38350.81">
            <text:p>38350.81</text:p>
          </table:table-cell>
          <table:table-cell office:value-type="float" office:value="34170.77">
            <text:p>34170.77</text:p>
          </table:table-cell>
          <table:table-cell office:value-type="float" office:value="34356.23">
            <text:p>34356.23</text:p>
          </table:table-cell>
          <table:table-cell office:value-type="float" office:value="36214.3">
            <text:p>36214.3</text:p>
          </table:table-cell>
          <table:table-cell office:value-type="float" office:value="41250.92">
            <text:p>41250.92</text:p>
          </table:table-cell>
          <table:table-cell office:value-type="float" office:value="38915.11">
            <text:p>38915.11</text:p>
          </table:table-cell>
        </table:table-row>
        <table:table-row table:style-name="ro2">
          <table:table-cell/>
          <table:table-cell table:formula="of:=SUM([.B3:.B18])" office:value-type="float" office:value="582468.34">
            <text:p>582468.34</text:p>
          </table:table-cell>
          <table:table-cell table:formula="of:=SUM([.C3:.C18])" office:value-type="float" office:value="578250.33">
            <text:p>578250.33</text:p>
          </table:table-cell>
          <table:table-cell/>
          <table:table-cell table:formula="of:=SUM([.E3:.E18])" office:value-type="float" office:value="595164.5">
            <text:p>595164.5</text:p>
          </table:table-cell>
          <table:table-cell table:formula="of:=SUM([.F3:.F18])" office:value-type="float" office:value="547354.36">
            <text:p>547354.36</text:p>
          </table:table-cell>
          <table:table-cell table:formula="of:=SUM([.G3:.G18])" office:value-type="float" office:value="613414.17">
            <text:p>613414.17</text:p>
          </table:table-cell>
          <table:table-cell table:formula="of:=SUM([.H3:.H18])" office:value-type="float" office:value="588828.35">
            <text:p>588828.35</text:p>
          </table:table-cell>
          <table:table-cell table:formula="of:=SUM([.I3:.I18])" office:value-type="float" office:value="642701.86">
            <text:p>642701.86</text:p>
          </table:table-cell>
          <table:table-cell table:formula="of:=SUM([.J3:.J18])" office:value-type="float" office:value="671233.8">
            <text:p>671233.8</text:p>
          </table:table-cell>
          <table:table-cell table:formula="of:=SUM([.K3:.K18])" office:value-type="float" office:value="669162.08">
            <text:p>669162.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2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Souza</meta:initial-creator>
    <meta:creation-date>2012-01-06T11:20:01</meta:creation-date>
    <dc:date>2012-01-06T12:43:24</dc:date>
    <dc:creator>Alberto Souza</dc:creator>
    <meta:editing-duration>PT00H27M01S</meta:editing-duration>
    <meta:editing-cycles>1</meta:editing-cycles>
    <meta:document-statistic meta:table-count="3" meta:cell-count="164" meta:object-count="0"/>
    <meta:generator>OpenOffice.org/3.1$Linux OpenOffice.org_project/310m19$Build-9420</meta:generator>
  </office:meta>
</office:document-meta>
</file>